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2089" officeooo:paragraph-rsid="000b2089"/>
    </style:style>
    <style:style style:name="P2" style:family="paragraph" style:parent-style-name="Standard">
      <style:text-properties officeooo:rsid="000b2089" officeooo:paragraph-rsid="000c5c39"/>
    </style:style>
    <style:style style:name="P3" style:family="paragraph" style:parent-style-name="Standard" style:list-style-name="L2">
      <style:text-properties officeooo:rsid="000b2089" officeooo:paragraph-rsid="000b2089"/>
    </style:style>
    <style:style style:name="P4" style:family="paragraph" style:parent-style-name="Standard" style:list-style-name="L1">
      <style:text-properties officeooo:paragraph-rsid="000c5c39"/>
    </style:style>
    <style:style style:name="P5" style:family="paragraph" style:parent-style-name="Standard" style:list-style-name="L2">
      <style:text-properties officeooo:rsid="000c5c39" officeooo:paragraph-rsid="000c5c39"/>
    </style:style>
    <style:style style:name="P6" style:family="paragraph" style:parent-style-name="Standard">
      <style:text-properties officeooo:rsid="000c5c39" officeooo:paragraph-rsid="000c5c39"/>
    </style:style>
    <style:style style:name="P7" style:family="paragraph" style:parent-style-name="Standard">
      <style:text-properties officeooo:rsid="000e3cb0" officeooo:paragraph-rsid="000e3cb0"/>
    </style:style>
    <style:style style:name="T1" style:family="text">
      <style:text-properties officeooo:rsid="000b2089"/>
    </style:style>
    <style:style style:name="T2" style:family="text">
      <style:text-properties officeooo:rsid="000c5c39"/>
    </style:style>
    <style:style style:name="T3" style:family="text">
      <style:text-properties officeooo:rsid="000eac0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 svůj závěrečný projekt jsem si vybral téma piškvorky. Po otevření aplikace se otevře nabídka, která bude obsahovat </text:p>
      <text:list text:style-name="L1">
        <text:list-item>
          <text:p text:style-name="P4"><text:span text:style-name="T1">Singleplayer – hraní proti botovi, </text:span></text:p>
        </text:list-item>
        <text:list-item>
          <text:p text:style-name="P4"><text:span text:style-name="T1">Multiplayer – hraní proti hráči, který bude fyzicky přítomen u klávesnice, </text:span></text:p>
        </text:list-item>
        <text:list-item>
          <text:p text:style-name="P4"><text:span text:style-name="T1">Nastavení – kde se budou nastavovat některé funkce programu, a </text:span></text:p>
        </text:list-item>
        <text:list-item>
          <text:p text:style-name="P4"><text:span text:style-name="T1">Odejít – že program jednoduše skončí. </text:span></text:p>
          <text:p text:style-name="P4"/>
          <text:p text:style-name="P4"><text:span text:style-name="T1">Kvůli externím knihovnám budu muset omezit kompatibilitu pouze na Windows a Linux, který budu řešit pomocí </text:span><text:span text:style-name="T2">makra a podmíněné kompilace.</text:span></text:p>
        </text:list-item>
      </text:list>
      <text:p text:style-name="P1"/>
      <text:p text:style-name="P1">Hlavní nabídka – Chtěl bych zde najít možnost zapnutí tzv. Bezhlavého modu konzole, který bude přijímat znaky okamžitě po stisknutí klávesy. Doufám, že se mi toto povede zpracovat, pokud ne, tak navigace bude řešena „minikonzolí“ v dolní části programu, kde se napíše například písmeno w a enterem se odešle. To posune nabídku o jednu položku víc.</text:p>
      <text:p text:style-name="P1"/>
      <text:p text:style-name="P1">Singleplayer – Hráč bude hrát sám proti počítači. Hráč bude mít možnost <text:span text:style-name="T2">si vybrat mezi 3 úrovněmi</text:span></text:p>
      <text:list text:style-name="L2">
        <text:list-item>
          <text:p text:style-name="P3">Ú<text:span text:style-name="T2">plný d**** - bude políčka generovat úplně náhodně</text:span></text:p>
        </text:list-item>
        <text:list-item>
          <text:p text:style-name="P5">Začátečník – Kolem posledního vstupu uživatele udělá tah v náhodném směru</text:p>
        </text:list-item>
        <text:list-item>
          <text:p text:style-name="P5">Amatér – Bude se snažit zabránit „rozrůstání“ hráče – U této funkce si nejsem jist, zda bude fungovat přesně podle plánu</text:p>
        </text:list-item>
      </text:list>
      <text:p text:style-name="P6"/>
      <text:p text:style-name="P6">Multiplayer – Hráč bude jednoduše hrát proti fyzickému hráči u klávesnice</text:p>
      <text:p text:style-name="P6"/>
      <text:p text:style-name="P6">Nastavení – Nastavení různých funkcí, velikosti hracího pole…</text:p>
      <text:p text:style-name="P6"/>
      <text:p text:style-name="P6">Odejít – Srdceryvně se zeptá, jestli už chceme opustit tyto skvělé piškvorky, které by jinak zůstaly chudinky samy :-)</text:p>
      <text:p text:style-name="P6"/>
      <text:p text:style-name="P7">Hra – Bude herní plocha, kde by uživatelé mohli pomoocí wasd a ijkl, kde budou hráči postupně „najíždět“ na políčko, které chtějí zaškrtnout a poté ho zaškrtnou. Podle algoritmu ( který ještě musím domyslet, každopádně bude projíždět každé políčko, zda někde náhodou není 5 stejných znaků v jedné přímce <text:span text:style-name="T3">) vyhodnotím jestli už hra skončila a pokud ano, tak se vypíše skóre a nabídne, zda chce uživatel jít na hlavní nabídku anebo hrát znov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1T13:02:01.435480532</meta:creation-date>
    <meta:generator>LibreOffice/24.2.7.2$Linux_X86_64 LibreOffice_project/420$Build-2</meta:generator>
    <dc:date>2025-04-08T16:32:04.944396285</dc:date>
    <meta:editing-duration>PT2H57M51S</meta:editing-duration>
    <meta:editing-cycles>2</meta:editing-cycles>
    <meta:document-statistic meta:table-count="0" meta:image-count="0" meta:object-count="0" meta:page-count="1" meta:paragraph-count="16" meta:word-count="291" meta:character-count="1854" meta:non-whitespace-character-count="1569"/>
  </office:meta>
</office:document-meta>
</file>